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an McClain</text:p>
      <text:p text:style-name="P1">Intro to Parallel Processing</text:p>
      <text:p text:style-name="P2"><text:tab/>Right away, several modifications could be made to the existing Fourier program to reduce both the runtime and the memory usage. Several arrays may be eliminated, for example, some calculations are stored in an array, then copied from the array to a variable, and never reference again. Eliminating every instance of these is only a minor improvement, however if we are shooting for the fastest runtime possible, this change is needed. </text:p>
      <text:p text:style-name="P2"><text:tab/>Also, another easy change is to change all the multiplication and divisions of integers by powers of two to bitshifts. This is a pretty common technique to increase perforce, and in this case, shaves off an average of three milliseconds. However, the more calculations that need to be done, the greater the benefit of this will be. </text:p>
      <text:p text:style-name="P2"><text:tab/>Another method that was also discussed was pre-computing the values of the sin and cos and storing them in a lookup table will greatly cut down the runtime. Not only will cutting down calls to external libraries, but computing sin and cos values are not cheap operations. This way, we may simply <text:s/>pass the “x” value where x is the value that would originally be passed to either the sin function or the cos function, it will find the desired value in a pre-generated lookup table, and return the value that would be originally be called from the sin or cos function. If thee functions are inlined, this would be a huge speedup, as it would be reduced to slightly more expensive than looking up a value in an array.</text:p>
      <text:p text:style-name="P2"><text:tab/>The first two methods and been implemented and tested and benched to see how much of a speedup they offer. Removing the unneeded arrays, unsurprisingly, did not offer a noticeable speedup, however should still be implemented if only for the fact that there's no reason for them. Doing all of the possible changes of multiplication and division to bitshifts offered a noticeable speedup, if only a minor one. On test runs, it showed anywhere from a two to five millisecond decrease in runtime. At the time of writing this, the process of implementing the lookup table has yet to be completed, however we believe it will be one of the key components in achieving the speeds we are aiming for.</text:p>
      <text:p text:style-name="P2"><text:soft-page-break/><text:tab/>The other big dispute was if the gg90 function or the lifting function was faster. We focused our work on the lifting implementation, and were able to have the algorithm running, on average, in 35 milliseconds. This was with the bitshift implementation, however it was not with the lookup table. We have tried to compare our results with someone who has focused their work on the gg90 function, but the only person we were able to come in contact with said he was unsure that his result were correct, but if they were, he had his running in two milliseconds. If this is true, it seems that the gg90 function is the way to with this project.</text:p>
      <text:p text:style-name="P2"><text:tab/>Other problems that have been pointed out include individual, smaller loops that could be combined into a single loop. This would be an obvious speedup we could implement quite easily and would offer quick results. Also, there are several calculations that could be done once at startup, such as divisions of the SIZE variable. This would offer a much less obvious speedup, but once again, with the main focus of this project being speed, any speedup is a good speedup. A similar solution could be applied within the the miscellaneous loops throughout the program, especially if they are combined into a single loop, or atleast less loops. We could calculate these divisions once at the beginning of the loop, as opposed to every time they are used.</text:p>
      <text:p text:style-name="P2"><text:tab/>From where we sit, it's obvious the first thing we should implement is the sin and cos lookup tables. As stated before, these are not cheap calculations, so if we can generate these values and store them either in the code or in a file and read them in at runtime, we should see a nice increase in performance. Also, the next step would be to confirm if the gg90 function is faster than the lifting function. Once these things have been completed, it's pretty much minor things, and cutting off a couple milliseconds of our runtime here and ther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2T12:28:29</meta:creation-date>
    <meta:generator>OpenOffice.org/3.0$Win32 OpenOffice.org_project/300m15$Build-9379</meta:generator>
    <dc:date>2009-05-08T01:10:42.11</dc:date>
    <meta:editing-duration>PT02H17M06S</meta:editing-duration>
    <meta:editing-cycles>12</meta:editing-cycles>
    <meta:document-statistic meta:table-count="0" meta:image-count="0" meta:object-count="0" meta:page-count="2" meta:paragraph-count="9" meta:word-count="729" meta:character-count="4159"/>
    <meta:user-defined meta:name="Info 1"/>
    <meta:user-defined meta:name="Info 2"/>
    <meta:user-defined meta:name="Info 3"/>
    <meta:user-defined meta:name="Info 4"/>
  </office:meta>
</office:document-meta>
</file>